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top" draw:auto-grow-height="false" fo:min-height="15.942cm" fo:min-width="11.88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084d1" draw:textarea-horizontal-align="justify" draw:textarea-vertical-align="top" draw:auto-grow-height="false" fo:min-height="15.942cm" fo:min-width="11.88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7e0021" draw:textarea-horizontal-align="justify" draw:textarea-vertical-align="top" draw:auto-grow-height="false" fo:min-height="2.607cm" fo:min-width="4.5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.195cm" fo:min-width="4.89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925cm" fo:min-width="4.263cm" loext:decorative="false"/>
      <style:paragraph-properties style:writing-mode="lr-tb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004586"/>
      <style:paragraph-properties fo:text-align="start" style:writing-mode="lr-tb"/>
    </style:style>
    <style:style style:name="P3" style:family="paragraph">
      <loext:graphic-properties draw:fill-color="#0084d1"/>
      <style:paragraph-properties fo:text-align="start" style:writing-mode="lr-tb"/>
    </style:style>
    <style:style style:name="P4" style:family="paragraph">
      <loext:graphic-properties draw:fill-color="#7e0021"/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82cm" svg:height="16.192cm" svg:x="4.493cm" svg:y="41.006cm">
          <text:p text:style-name="P1">archer ax2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382cm" svg:height="16.192cm" svg:x="5.128cm" svg:y="42.275cm">
          <text:p text:style-name="P1">openwr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857cm" svg:x="9.255cm" svg:y="43.863cm">
          <text:p text:style-name="P1">br-lan</text:p>
          <text:p text:style-name="P1">spoofed 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857cm" svg:x="9.255cm" svg:y="47.355cm">
          <text:p text:style-name="P1">authorized ke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857cm" svg:x="9.255cm" svg:y="51.165cm">
          <text:p text:style-name="P1">shell 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398cm" svg:height="4.445cm" svg:x="3.857cm" svg:y="6.715cm">
          <text:p text:style-name="P5">source control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63cm" svg:height="3.175cm" svg:x="4.175cm" svg:y="7.667cm">
          <text:p text:style-name="P5">ansible vaul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905cm" svg:x="4.493cm" svg:y="8.62cm">
          <text:p text:style-name="P5">mac addres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0.207cm" svg:y="6.715cm">
          <text:p text:style-name="P5">vault pw</text:p>
          <text:p text:style-name="P5">(file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905cm" svg:x="10.207cm" svg:y="8.937cm">
          <text:p text:style-name="P5">router setup scrip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9:32:12.899580842</meta:creation-date>
    <dc:date>2025-04-07T21:55:28.663848023</dc:date>
    <meta:editing-duration>PT23M22S</meta:editing-duration>
    <meta:editing-cycles>4</meta:editing-cycles>
    <meta:generator>LibreOffice/24.2.7.2$Linux_X86_64 LibreOffice_project/420$Build-2</meta:generator>
    <meta:document-statistic meta:object-count="10"/>
  </office:meta>
</office:document-meta>
</file>